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adc" officeooo:paragraph-rsid="00102adc"/>
    </style:style>
    <style:style style:name="P2" style:family="paragraph" style:parent-style-name="Standard">
      <style:text-properties officeooo:rsid="0010f858" officeooo:paragraph-rsid="0010f858"/>
    </style:style>
    <style:style style:name="P3" style:family="paragraph" style:parent-style-name="Standard">
      <style:text-properties officeooo:rsid="0010f858" officeooo:paragraph-rsid="0010f858"/>
    </style:style>
    <style:style style:name="P4" style:family="paragraph" style:parent-style-name="Standard">
      <style:text-properties officeooo:rsid="00137dcb" officeooo:paragraph-rsid="00137dcb"/>
    </style:style>
    <style:style style:name="T1" style:family="text">
      <style:text-properties officeooo:rsid="0011b6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tion <text:span text:style-name="T1">+</text:span></text:p>
      <text:p text:style-name="P2">код, часть с обьектом <text:span text:style-name="T1">+</text:span></text:p>
      <text:p text:style-name="P2">this <text:span text:style-name="T1">+</text:span></text:p>
      <text:p text:style-name="P2">new <text:span text:style-name="T1">+</text:span></text:p>
      <text:p text:style-name="P4">скачать “корректор”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51:13.090866900</meta:creation-date>
    <dc:date>2017-03-24T17:43:19.382134617</dc:date>
    <meta:editing-duration>PT2H31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" meta:character-count="65" meta:non-whitespace-character-count="57"/>
  </office:meta>
</office:document-meta>
</file>